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1085" calcext:value-type="float">
            <text:p>1085</text:p>
          </table:table-cell>
          <table:table-cell table:formula="of:=(1789773/(16 * (1193181/[.A1])))-1" office:value-type="float" office:value="100.718835250058" calcext:value-type="float">
            <text:p>101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(1789773/(16 * (1193181/[.A2])))-1" office:value-type="float" office:value="98.1875831286284" calcext:value-type="float">
            <text:p>98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(1789773/(16 * (1193181/[.A3])))-1" office:value-type="float" office:value="98.1875831286284" calcext:value-type="float">
            <text:p>98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(1789773/(16 * (1193181/[.A4])))-1" office:value-type="float" office:value="95.6563310071984" calcext:value-type="float">
            <text:p>9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5])))-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6])))-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IFERROR((1789773/(16 * (1193181/[.A7])))-1;0)" office:value-type="float" office:value="100.718835250058" calcext:value-type="float">
            <text:p>101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IFERROR((1789773/(16 * (1193181/[.A8])))-1;0)" office:value-type="float" office:value="100.718835250058" calcext:value-type="float">
            <text:p>101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IFERROR((1789773/(16 * (1193181/[.A9])))-1;0)" office:value-type="float" office:value="98.1875831286284" calcext:value-type="float">
            <text:p>98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IFERROR((1789773/(16 * (1193181/[.A10])))-1;0)" office:value-type="float" office:value="90.5938267643383" calcext:value-type="float">
            <text:p>9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11])))-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FERROR((1789773/(16 * (1193181/[.A12])))-1;0)" office:value-type="float" office:value="88.0625746429083" calcext:value-type="float">
            <text:p>88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IFERROR((1789773/(16 * (1193181/[.A13])))-1;0)" office:value-type="float" office:value="85.5313225214783" calcext:value-type="float">
            <text:p>8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IFERROR((1789773/(16 * (1193181/[.A14])))-1;0)" office:value-type="float" office:value="80.4688182786183" calcext:value-type="float">
            <text:p>8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15])))-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IFERROR((1789773/(16 * (1193181/[.A16])))-1;0)" office:value-type="float" office:value="75.4063140357582" calcext:value-type="float">
            <text:p>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17])))-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IFERROR((1789773/(16 * (1193181/[.A18])))-1;0)" office:value-type="float" office:value="70.3438097928981" calcext:value-type="float">
            <text:p>7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19])))-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IFERROR((1789773/(16 * (1193181/[.A20])))-1;0)" office:value-type="float" office:value="65.2813055500381" calcext:value-type="float">
            <text:p>6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21])))-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22])))-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IFERROR((1789773/(16 * (1193181/[.A23])))-1;0)" office:value-type="float" office:value="60.218801307178" calcext:value-type="float">
            <text:p>6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24])))-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IFERROR((1789773/(16 * (1193181/[.A25])))-1;0)" office:value-type="float" office:value="55.156297064318" calcext:value-type="float">
            <text:p>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26])))-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27])))-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IFERROR((1789773/(16 * (1193181/[.A28])))-1;0)" office:value-type="float" office:value="50.0937928214579" calcext:value-type="float">
            <text:p>5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29])))-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IFERROR((1789773/(16 * (1193181/[.A30])))-1;0)" office:value-type="float" office:value="45.0312885785979" calcext:value-type="float">
            <text:p>4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31])))-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32])))-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IFERROR((1789773/(16 * (1193181/[.A33])))-1;0)" office:value-type="float" office:value="39.9687843357378" calcext:value-type="float">
            <text:p>4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34])))-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IFERROR((1789773/(16 * (1193181/[.A35])))-1;0)" office:value-type="float" office:value="37.4375322143078" calcext:value-type="float">
            <text:p>3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36])))-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ERROR((1789773/(16 * (1193181/[.A37])))-1;0)" office:value-type="float" office:value="32.3750279714478" calcext:value-type="float">
            <text:p>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38])))-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39])))-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IFERROR((1789773/(16 * (1193181/[.A40])))-1;0)" office:value-type="float" office:value="27.3125237285877" calcext:value-type="float">
            <text:p>2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41])))-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IFERROR((1789773/(16 * (1193181/[.A42])))-1;0)" office:value-type="float" office:value="24.7812716071577" calcext:value-type="float">
            <text:p>2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IFERROR((1789773/(16 * (1193181/[.A43])))-1;0)" office:value-type="float" office:value="22.2500194857276" calcext:value-type="float">
            <text:p>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44])))-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IFERROR((1789773/(16 * (1193181/[.A45])))-1;0)" office:value-type="float" office:value="19.7187673642976" calcext:value-type="float">
            <text:p>2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46])))-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IFERROR((1789773/(16 * (1193181/[.A47])))-1;0)" office:value-type="float" office:value="19.7187673642976" calcext:value-type="float">
            <text:p>2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IFERROR((1789773/(16 * (1193181/[.A48])))-1;0)" office:value-type="float" office:value="17.1875152428676" calcext:value-type="float">
            <text:p>1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IFERROR((1789773/(16 * (1193181/[.A49])))-1;0)" office:value-type="float" office:value="14.6562631214376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ERROR((1789773/(16 * (1193181/[.A50])))-1;0)" office:value-type="float" office:value="0" calcext:value-type="float">
            <text:p>0</text:p>
          </table:table-cell>
          <table:table-cell/>
        </table:table-row>
        <table:table-row table:style-name="ro1" table:number-rows-repeated="104852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8:10:54.827658268</meta:creation-date>
    <dc:date>2015-09-12T19:57:43.903740754</dc:date>
    <meta:editing-duration>PT16S</meta:editing-duration>
    <meta:editing-cycles>1</meta:editing-cycles>
    <meta:document-statistic meta:table-count="1" meta:cell-count="100" meta:object-count="0"/>
    <meta:generator>LibreOffice/4.2.8.2$Linux_X86_64 LibreOffice_project/420m0$Build-2</meta:generator>
  </office:meta>
</office:document-meta>
</file>